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Default_20_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Vnic Class</text:p>
      <text:h text:style-name="Heading_20_1" text:outline-level="1">Creating/Instantiating:</text:h>
      <text:p text:style-name="Default_20_Text">To create a new Vnic object simply call the .new method with the following options.</text:p>
      <text:p text:style-name="Default_20_Text">Virtual Slot Number – Slot number to use on the LPAR</text:p>
      <text:p text:style-name="Default_20_Text">is IEEE - <text:s/>Specify if it is or isn't an IEEE vNIC (1/0)</text:p>
      <text:p text:style-name="Default_20_Text">VLAN ID - <text:s/>The ID of the VLAN this vNIC will be connected to</text:p>
      <text:p text:style-name="Default_20_Text">Additional VLAN IDs – Comma separated list of additional VLANS this vNIC will connect to</text:p>
      <text:p text:style-name="Default_20_Text">Is Trunk - <text:s/>Specify if it is or isn't a Trunk adapter (1/0)</text:p>
      <text:p text:style-name="Default_20_Text">Is required - <text:s/>1 for required, 0 for not required</text:p>
      <text:h text:style-name="Heading_20_3" text:outline-level="3"><text:bookmark text:name="example-usage"/>Example usage</text:h>
      <text:p text:style-name="P3">vnic = Vnic.new(virtual_slot_num, is_ieee, vlan_id, additional_vlan_ids, is_trunk, is_requir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Single" style:default-outline-level="3" style:list-style-name="" style:class="text">
      <style:text-properties style:font-name="Liberation Serif" fo:font-size="14pt" fo:font-weight="bold" style:font-name-asian="文泉驛等寬正黑" style:font-size-asian="14pt" style:font-weight-asian="bold" style:font-name-complex="Lohit Devanagar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08T09:52:34</meta:creation-date>
    <dc:date>2014-10-22T12:08:49</dc:date>
    <meta:editing-duration>PT00H06M07S</meta:editing-duration>
    <meta:editing-cycles>2</meta:editing-cycles>
    <meta:generator>IBM_Lotus_Symphony/3.0$Linux OpenOffice.org_project/310m11$Build-9399</meta:generator>
    <meta:document-statistic meta:table-count="0" meta:image-count="0" meta:object-count="0" meta:page-count="1" meta:paragraph-count="11" meta:word-count="104" meta:character-count="587"/>
    <meta:user-defined meta:name="Classification">#@~%!&amp;00FF0000013353d0#@~%!&amp;</meta:user-defined>
    <meta:user-defined meta:name="Info 2"/>
    <meta:user-defined meta:name="Info 3"/>
    <meta:user-defined meta:name="Info 4"/>
  </office:meta>
</office:document-meta>
</file>